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8944in" fo:margin-left="-0.0785in" fo:margin-top="0in" fo:margin-bottom="0in" table:align="left" style:writing-mode="lr-tb"/>
    </style:style>
    <style:style style:name="Table1.A" style:family="table-column">
      <style:table-column-properties style:column-width="5.894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1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Header">
      <style:text-properties fo:language="es" fo:country="ES"/>
    </style:style>
    <style:style style:name="P2" style:family="paragraph" style:parent-style-name="Header">
      <style:paragraph-properties>
        <style:tab-stops>
          <style:tab-stop style:position="5.9055in" style:type="right"/>
        </style:tab-stops>
      </style:paragraph-properties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ans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0.611in"/>
          <style:tab-stop style:position="2.872in" style:type="center"/>
        </style:tab-stops>
      </style:paragraph-properties>
      <style:text-properties style:font-name="Liberation Sans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Liberation Sans1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Liberation Sans1" fo:font-size="11pt" officeooo:rsid="0016a2f8" officeooo:paragraph-rsid="0016a2f8" style:font-size-asian="11pt" style:font-size-complex="11pt"/>
    </style:style>
    <style:style style:name="P7" style:family="paragraph" style:parent-style-name="Standard">
      <style:paragraph-properties fo:margin-top="0.0693in" fo:margin-bottom="0in" style:contextual-spacing="false" fo:text-align="justify" style:justify-single-word="false"/>
      <style:text-properties style:font-name="Liberation Sans1" fo:font-size="11pt" style:font-size-asian="11pt" style:font-size-complex="11pt"/>
    </style:style>
    <style:style style:name="P8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font-size-asian="11pt" style:font-size-complex="11pt"/>
    </style:style>
    <style:style style:name="P9" style:family="paragraph" style:parent-style-name="Standard" style:list-style-name="WWNum1">
      <style:paragraph-properties fo:margin-top="0.0693in" fo:margin-bottom="0.0693in" style:contextual-spacing="false" fo:text-align="justify" style:justify-single-word="false"/>
      <style:text-properties style:font-name="Liberation Sans1" fo:font-size="11pt" style:font-size-asian="11pt" style:font-size-complex="11pt"/>
    </style:style>
    <style:style style:name="P10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officeooo:paragraph-rsid="00229284" style:font-size-asian="11pt" style:font-size-complex="11pt"/>
    </style:style>
    <style:style style:name="P11" style:family="paragraph" style:parent-style-name="Standard">
      <style:paragraph-properties fo:margin-top="0.0693in" fo:margin-bottom="0.0693in" style:contextual-spacing="false" fo:text-align="justify" style:justify-single-word="false"/>
      <style:text-properties style:font-name="Liberation Sans1" fo:font-size="11pt" style:font-size-asian="11pt" style:font-size-complex="11pt"/>
    </style:style>
    <style:style style:name="P12" style:family="paragraph" style:parent-style-name="Standard">
      <style:text-properties style:font-name="Liberation Sans1" fo:font-size="11pt" fo:language="es" fo:country="ES" style:font-size-asian="11pt" style:font-size-complex="11pt"/>
    </style:style>
    <style:style style:name="P13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86cd3" officeooo:paragraph-rsid="00186cd3" style:font-size-asian="11pt" style:font-weight-asian="bold" style:font-size-complex="11pt" style:font-weight-complex="bold"/>
    </style:style>
    <style:style style:name="P15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9f60d" officeooo:paragraph-rsid="0019f60d" style:font-size-asian="11pt" style:font-weight-asian="bold" style:font-size-complex="11pt" style:font-weight-complex="bold"/>
    </style:style>
    <style:style style:name="P16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a62d6" officeooo:paragraph-rsid="001a62d6" style:font-size-asian="11pt" style:font-weight-asian="bold" style:font-size-complex="11pt" style:font-weight-complex="bold"/>
    </style:style>
    <style:style style:name="P17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b2bc6" officeooo:paragraph-rsid="001b2bc6" style:font-size-asian="11pt" style:font-weight-asian="bold" style:font-size-complex="11pt" style:font-weight-complex="bold"/>
    </style:style>
    <style:style style:name="P18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bac97" officeooo:paragraph-rsid="001bac97" style:font-size-asian="11pt" style:font-weight-asian="bold" style:font-size-complex="11pt" style:font-weight-complex="bold"/>
    </style:style>
    <style:style style:name="P19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c2cc4" officeooo:paragraph-rsid="001c2cc4" style:font-size-asian="11pt" style:font-weight-asian="bold" style:font-size-complex="11pt" style:font-weight-complex="bold"/>
    </style:style>
    <style:style style:name="P20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cbb85" officeooo:paragraph-rsid="001cbb85" style:font-size-asian="11pt" style:font-weight-asian="bold" style:font-size-complex="11pt" style:font-weight-complex="bold"/>
    </style:style>
    <style:style style:name="P21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cda9e" officeooo:paragraph-rsid="001cda9e" style:font-size-asian="11pt" style:font-weight-asian="bold" style:font-size-complex="11pt" style:font-weight-complex="bold"/>
    </style:style>
    <style:style style:name="P22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e6739" officeooo:paragraph-rsid="001e6739" style:font-size-asian="11pt" style:font-weight-asian="bold" style:font-size-complex="11pt" style:font-weight-complex="bold"/>
    </style:style>
    <style:style style:name="P23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21147b" officeooo:paragraph-rsid="0021147b" style:font-size-asian="11pt" style:font-weight-asian="bold" style:font-size-complex="11pt" style:font-weight-complex="bold"/>
    </style:style>
    <style:style style:name="P24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2439ff" officeooo:paragraph-rsid="002439ff" style:font-size-asian="11pt" style:font-weight-asian="bold" style:font-size-complex="11pt" style:font-weight-complex="bold"/>
    </style:style>
    <style:style style:name="P25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2579f3" officeooo:paragraph-rsid="002579f3" style:font-size-asian="11pt" style:font-weight-asian="bold" style:font-size-complex="11pt" style:font-weight-complex="bold"/>
    </style:style>
    <style:style style:name="P26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2dfa9a" officeooo:paragraph-rsid="002dfa9a" style:font-size-asian="11pt" style:font-weight-asian="bold" style:font-size-complex="11pt" style:font-weight-complex="bold"/>
    </style:style>
    <style:style style:name="P27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2f17f9" officeooo:paragraph-rsid="002f17f9" style:font-size-asian="11pt" style:font-weight-asian="bold" style:font-size-complex="11pt" style:font-weight-complex="bold"/>
    </style:style>
    <style:style style:name="P28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2fbbd9" officeooo:paragraph-rsid="002fbbd9" style:font-size-asian="11pt" style:font-weight-asian="bold" style:font-size-complex="11pt" style:font-weight-complex="bold"/>
    </style:style>
    <style:style style:name="P29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312fe8" officeooo:paragraph-rsid="00312fe8" style:font-size-asian="11pt" style:font-weight-asian="bold" style:font-size-complex="11pt" style:font-weight-complex="bold"/>
    </style:style>
    <style:style style:name="T1" style:family="text">
      <style:text-properties fo:language="es" fo:country="ES" style:font-name-complex="Arial1"/>
    </style:style>
    <style:style style:name="T2" style:family="text">
      <style:text-properties fo:language="es" fo:country="ES" fo:font-weight="bold" style:font-weight-asian="bold" style:font-name-complex="Arial1" style:font-weight-complex="bold"/>
    </style:style>
    <style:style style:name="T3" style:family="text">
      <style:text-properties style:rfc-language-tag="es-ES-u-co-trad" fo:language="es" fo:country="ES" style:font-name-asian="Arial Unicode MS" style:font-name-complex="Arial1"/>
    </style:style>
    <style:style style:name="T4" style:family="text">
      <style:text-properties style:rfc-language-tag="es-ES-u-co-trad" fo:language="es" fo:country="ES" officeooo:rsid="001f67ec" style:font-name-asian="Arial Unicode MS" style:font-name-complex="Arial1"/>
    </style:style>
    <style:style style:name="T5" style:family="text">
      <style:text-properties style:rfc-language-tag="es-ES-u-co-trad" fo:language="es" fo:country="ES" fo:font-weight="bold" style:font-name-asian="Arial Unicode MS" style:font-weight-asian="bold" style:font-name-complex="Arial1"/>
    </style:style>
    <style:style style:name="T6" style:family="text">
      <style:text-properties fo:letter-spacing="0.0098in" style:rfc-language-tag="es-ES-u-co-trad" fo:language="es" fo:country="ES" fo:font-style="italic" style:font-name-asian="Arial Unicode MS" style:font-style-asian="italic" style:font-name-complex="Arial1"/>
    </style:style>
    <style:style style:name="T7" style:family="text">
      <style:text-properties fo:letter-spacing="0.0098in" style:rfc-language-tag="es-ES-u-co-trad" fo:language="es" fo:country="ES" fo:font-style="italic" style:font-name-asian="Arial Unicode MS" style:font-style-asian="italic" style:font-name-complex="Arial1" style:font-style-complex="italic"/>
    </style:style>
    <style:style style:name="T8" style:family="text">
      <style:text-properties fo:letter-spacing="0.0098in" style:rfc-language-tag="es-ES-u-co-trad" fo:language="es" fo:country="ES" fo:font-style="italic" officeooo:rsid="002f17f9" style:font-name-asian="Arial Unicode MS" style:font-style-asian="italic" style:font-name-complex="Arial1" style:font-style-complex="italic"/>
    </style:style>
    <style:style style:name="T9" style:family="text">
      <style:text-properties fo:letter-spacing="0.0098in" style:rfc-language-tag="es-ES-u-co-trad" fo:language="es" fo:country="ES" style:font-name-asian="Arial Unicode MS" style:font-name-complex="Arial1" style:font-style-complex="italic"/>
    </style:style>
    <style:style style:name="T10" style:family="text">
      <style:text-properties fo:letter-spacing="0.0098in" style:rfc-language-tag="es-ES-u-co-trad" fo:language="es" fo:country="ES" officeooo:rsid="001af395" style:font-name-asian="Arial Unicode MS" style:font-name-complex="Arial1" style:font-style-complex="italic"/>
    </style:style>
    <style:style style:name="T11" style:family="text">
      <style:text-properties fo:letter-spacing="0.0098in" style:rfc-language-tag="es-ES-u-co-trad" fo:language="es" fo:country="ES" officeooo:rsid="002579f3" style:font-name-asian="Arial Unicode MS" style:font-name-complex="Arial1" style:font-style-complex="italic"/>
    </style:style>
    <style:style style:name="T12" style:family="text">
      <style:text-properties fo:letter-spacing="0.0098in" style:rfc-language-tag="es-ES-u-co-trad" fo:language="es" fo:country="ES" officeooo:rsid="0025e63b" style:font-name-asian="Arial Unicode MS" style:font-name-complex="Arial1" style:font-style-complex="italic"/>
    </style:style>
    <style:style style:name="T13" style:family="text">
      <style:text-properties fo:letter-spacing="0.0098in" style:rfc-language-tag="es-ES-u-co-trad" fo:language="es" fo:country="ES" officeooo:rsid="002a0d88" style:font-name-asian="Arial Unicode MS" style:font-name-complex="Arial1" style:font-style-complex="italic"/>
    </style:style>
    <style:style style:name="T14" style:family="text">
      <style:text-properties fo:letter-spacing="0.0098in" style:rfc-language-tag="es-ES-u-co-trad" fo:language="es" fo:country="ES" officeooo:rsid="002dfa9a" style:font-name-asian="Arial Unicode MS" style:font-name-complex="Arial1" style:font-style-complex="italic"/>
    </style:style>
    <style:style style:name="T15" style:family="text">
      <style:text-properties fo:letter-spacing="0.0098in" style:rfc-language-tag="es-ES-u-co-trad" fo:language="es" fo:country="ES" officeooo:rsid="002f17f9" style:font-name-asian="Arial Unicode MS" style:font-name-complex="Arial1" style:font-style-complex="italic"/>
    </style:style>
    <style:style style:name="T16" style:family="text">
      <style:text-properties fo:letter-spacing="0.0098in" style:rfc-language-tag="es-ES-u-co-trad" fo:language="es" fo:country="ES" fo:font-weight="bold" officeooo:rsid="001ff4f2" style:font-name-asian="Arial Unicode MS" style:font-weight-asian="bold" style:font-name-complex="Arial1" style:font-style-complex="italic" style:font-weight-complex="bold"/>
    </style:style>
    <style:style style:name="T17" style:family="text">
      <style:text-properties fo:letter-spacing="0.0098in" style:rfc-language-tag="es-ES-u-co-trad" fo:language="es" fo:country="ES" fo:font-weight="bold" officeooo:rsid="002d3ae7" style:font-name-asian="Arial Unicode MS" style:font-weight-asian="bold" style:font-name-complex="Arial1" style:font-style-complex="italic" style:font-weight-complex="bold"/>
    </style:style>
    <style:style style:name="T18" style:family="text">
      <style:text-properties fo:letter-spacing="0.0098in" style:rfc-language-tag="es-ES-u-co-trad" fo:language="es" fo:country="ES" fo:font-style="normal" style:font-name-asian="Arial Unicode MS" style:font-style-asian="normal" style:font-name-complex="Arial1" style:font-style-complex="italic"/>
    </style:style>
    <style:style style:name="T19" style:family="text">
      <style:text-properties fo:letter-spacing="0.0098in" style:rfc-language-tag="es-ES-u-co-trad" fo:language="es" fo:country="ES" fo:font-style="normal" officeooo:rsid="002f17f9" style:font-name-asian="Arial Unicode MS" style:font-style-asian="normal" style:font-name-complex="Arial1" style:font-style-complex="italic"/>
    </style:style>
    <style:style style:name="T20" style:family="text">
      <style:text-properties fo:letter-spacing="0.0016in" style:rfc-language-tag="es-ES-u-co-trad" fo:language="es" fo:country="ES" style:font-name-asian="Arial Unicode MS" style:font-name-complex="Arial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2">Sistemas informáticos.</text:span></text:p>
            <text:p text:style-name="P5"><text:span text:style-name="T2">UD 4 – Administración de sistemas operativos.</text:span></text:p>
            <text:p text:style-name="P5"><text:span text:style-name="T2">Práctica 4</text:span><text:bookmark text:name="_GoBack"/><text:span text:style-name="T2">.2 Directorios Linux.</text:span></text:p>
            <text:p text:style-name="P6"><text:span text:style-name="T2">Alumno: Kevin Zamora Amela</text:span></text:p>
          </table:table-cell>
        </table:table-row>
      </table:table>
      <text:p text:style-name="P12"/>
      <text:p text:style-name="P7"><text:span text:style-name="T3">Escribe en cada ejercicio el comando introducido.</text:span></text:p>
      <text:p text:style-name="P7"><text:span text:style-name="T5">Por favor, si detectáis algún error, hacérmelo saber.</text:span></text:p>
      <text:list xml:id="list876237424" text:style-name="WWNum1">
        <text:list-item>
          <text:p text:style-name="P8"><text:span text:style-name="T3">Listar todos los archivos del directorio /</text:span><text:span text:style-name="T6">bin.</text:span><text:span text:style-name="T9"> </text:span></text:p>
          <text:p text:style-name="P14"><text:span text:style-name="T9">cd /bin</text:span></text:p>
          <text:p text:style-name="P14"><text:span text:style-name="T9">ls</text:span></text:p>
          <text:p text:style-name="P14"><text:span text:style-name="T9">ó </text:span><text:span text:style-name="T13">(ls /bin)</text:span></text:p>
        </text:list-item>
        <text:list-item>
          <text:p text:style-name="P8"><text:span text:style-name="T3">Listar todos los archivos del directorio /</text:span><text:span text:style-name="T6">tmp.</text:span><text:span text:style-name="T9"> </text:span></text:p>
          <text:p text:style-name="P15"><text:span text:style-name="T9">cd /tmp</text:span></text:p>
          <text:p text:style-name="P15"><text:span text:style-name="T9">ls</text:span></text:p>
          <text:p text:style-name="P15"><text:span text:style-name="T9">ó </text:span><text:span text:style-name="T13">(ls /tmp)</text:span></text:p>
        </text:list-item>
        <text:list-item>
          <text:p text:style-name="P8"><text:span text:style-name="T9">Listar todos los archivos, incluidos los ocultos, del directorio raíz. </text:span></text:p>
          <text:p text:style-name="P16"><text:span text:style-name="T10">ls -a / </text:span><text:span text:style-name="T9">ls --all</text:span></text:p>
        </text:list-item>
        <text:list-item>
          <text:p text:style-name="P8"><text:span text:style-name="T9">Listar todos los archivos del directorio /usr y sus subdirectorios. </text:span></text:p>
          <text:p text:style-name="P17"><text:span text:style-name="T3">cd /usr</text:span></text:p>
          <text:p text:style-name="P18"><text:span text:style-name="T3">ls -R</text:span></text:p>
        </text:list-item>
        <text:list-item>
          <text:p text:style-name="P8"><text:span text:style-name="T3">Cambiarse al directorio /</text:span><text:span text:style-name="T6">tmp</text:span><text:span text:style-name="T9">.</text:span></text:p>
          <text:p text:style-name="P19"><text:span text:style-name="T9">cd ../tmp</text:span></text:p>
        </text:list-item>
        <text:list-item>
          <text:p text:style-name="P8"><text:span text:style-name="T3">Verificar que el directorio actual ha cambiado. </text:span></text:p>
          <text:p text:style-name="P20"><text:span text:style-name="T3">pwd</text:span></text:p>
        </text:list-item>
        <text:list-item>
          <text:p text:style-name="P8"><text:span text:style-name="T3">Mostrar el día y la hora actual.</text:span></text:p>
          <text:p text:style-name="P21"><text:span text:style-name="T3">date</text:span></text:p>
        </text:list-item>
        <text:list-item>
          <text:p text:style-name="P8"><text:span text:style-name="T3">Con un solo comando posicionarse en el directorio personal. </text:span></text:p>
          <text:p text:style-name="P22"><text:span text:style-name="T3">cd ../home/</text:span><text:span text:style-name="T4">kzdesigner/</text:span></text:p>
        </text:list-item>
        <text:list-item>
          <text:p text:style-name="P8"><text:span text:style-name="T9">Verificar que se está en él.</text:span></text:p>
          <text:p text:style-name="P10"><text:span text:style-name="T17">p</text:span><text:span text:style-name="T16">wd</text:span></text:p>
        </text:list-item>
        <text:list-item>
          <text:p text:style-name="P10"><text:span text:style-name="T3">Listar todos los ficheros del directorio personal mostrando su número de inodo. </text:span></text:p>
          <text:p text:style-name="P23"><text:span text:style-name="T3">ls -i</text:span></text:p>
        </text:list-item>
        <text:list-item>
          <text:p text:style-name="P8"><text:span text:style-name="T3">Crear los directorios </text:span><text:span text:style-name="T6">dir1 dir2 y dir3 </text:span><text:span text:style-name="T3">en el directorio personal. Dentro de </text:span><text:span text:style-name="T6">dir1 </text:span><text:span text:style-name="T3">crear el directorio </text:span><text:span text:style-name="T6">dir11. </text:span><text:span text:style-name="T3">Dentro del directorio </text:span><text:span text:style-name="T6">dir3 </text:span><text:span text:style-name="T3">crear el directorio </text:span><text:span text:style-name="T6">dir31. </text:span><text:span text:style-name="T3">Dentro del directorio </text:span><text:span text:style-name="T6">dir31, </text:span><text:span text:style-name="T3">crear los directorios </text:span><text:span text:style-name="T6">dir311 y dir312</text:span><text:span text:style-name="T9">.</text:span></text:p>
        </text:list-item>
      </text:list>
      <text:section text:style-name="Sect1" text:name="Section1">
        <text:list xml:id="list121944692461093" text:continue-numbering="true" text:style-name="WWNum1">
          <text:list-header>
            <text:p text:style-name="P24"><text:span text:style-name="T9">mkdir dir1</text:span></text:p>
            <text:p text:style-name="P24"><text:span text:style-name="T9">mkdir dir2</text:span></text:p>
            <text:p text:style-name="P24"><text:span text:style-name="T9">mkdir dir3</text:span></text:p>
            <text:p text:style-name="P24"><text:span text:style-name="T9">cd dir1</text:span></text:p>
            <text:p text:style-name="P24"><text:span text:style-name="T9">mkdir dir11</text:span></text:p>
            <text:p text:style-name="P24"><text:span text:style-name="T9">cd ../dir</text:span><text:span text:style-name="T11">3</text:span></text:p>
            <text:p text:style-name="P24"><text:span text:style-name="T9">mkdir dir</text:span><text:span text:style-name="T11">3</text:span><text:span text:style-name="T9">1</text:span></text:p>
            <text:p text:style-name="P25"><text:span text:style-name="T9">cd dir31</text:span></text:p>
            <text:p text:style-name="P25"><text:span text:style-name="T9">mkdir dir31</text:span><text:span text:style-name="T12">1</text:span></text:p>
            <text:p text:style-name="P25"><text:span text:style-name="T9">mkdir dir3</text:span><text:span text:style-name="T12">1</text:span><text:span text:style-name="T9">2</text:span></text:p>
          </text:list-header>
        </text:list>
      </text:section>
      <text:list xml:id="list121944737547873" text:continue-numbering="true" text:style-name="WWNum1">
        <text:list-header>
          <text:p text:style-name="P8"><text:soft-page-break/><text:span text:style-name="T9"/></text:p>
        </text:list-header>
        <text:list-item>
          <text:p text:style-name="P8"><text:span text:style-name="T9">Copiar el archivo </text:span><text:span text:style-name="T7">/etc/fstab </text:span><text:span text:style-name="T9">al archivo </text:span><text:span text:style-name="T7">mensaje </text:span><text:span text:style-name="T9">de vuestro directorio personal.</text:span></text:p>
          <text:p text:style-name="P26"><text:span text:style-name="T9">sudo </text:span><text:span text:style-name="T15">nano </text:span><text:span text:style-name="T8">etc</text:span><text:span text:style-name="T19">fstab</text:span><text:span text:style-name="T18"> home/</text:span><text:span text:style-name="T19">kzdesigner/</text:span><text:span text:style-name="T18">mensaje</text:span></text:p>
          <text:p text:style-name="P27"><text:span text:style-name="T18">ctrl O</text:span></text:p>
          <text:p text:style-name="P27"><text:span text:style-name="T18">home/kzdesigner/mensaje</text:span></text:p>
          <text:p text:style-name="P28"><text:span text:style-name="T18">Y</text:span></text:p>
        </text:list-item>
        <text:list-item>
          <text:p text:style-name="P8"><text:span text:style-name="T3">Copiar </text:span><text:span text:style-name="T6">mensaje </text:span><text:span text:style-name="T3">en </text:span><text:span text:style-name="T6">dir1, dir2 y dir3</text:span><text:span text:style-name="T3">.</text:span></text:p>
          <text:p text:style-name="P29">cd home/kzdesigner</text:p>
          <text:p text:style-name="P13"><text:span text:style-name="T3">cp mensaje dir1/mensaje &amp;&amp; cp mensaje dir2/mensaje &amp;&amp; cp mensaje dir3/mensaje</text:span></text:p>
        </text:list-item>
        <text:list-item>
          <text:p text:style-name="P8"><text:span text:style-name="T9">Copiar los archivos del directorio </text:span><text:span text:style-name="T7">rc0.d </text:span><text:span text:style-name="T9">que se encuentra en </text:span><text:span text:style-name="T7">/etc </text:span><text:span text:style-name="T9">al directorio </text:span><text:span text:style-name="T7">dir31</text:span><text:span text:style-name="T9">.</text:span></text:p>
        </text:list-item>
        <text:list-item>
          <text:p text:style-name="P8"><text:span text:style-name="T3">Mover el directorio </text:span><text:span text:style-name="T6">dir31 y sus </text:span><text:span text:style-name="T3">subdirectorios debajo de </text:span><text:span text:style-name="T6">dir2</text:span><text:span text:style-name="T9">.</text:span></text:p>
        </text:list-item>
        <text:list-item>
          <text:p text:style-name="P8"><text:span text:style-name="T9">Mostrar por pantalla los archivos ordinarios del directorio /home/alumno y sus subdirectorios. </text:span></text:p>
        </text:list-item>
        <text:list-item>
          <text:p text:style-name="P9"><text:span text:style-name="T9">Crea en el escritorio dos carpetas llamadas CARPETA1 y carpeta1. ¿qué ocurre? </text:span></text:p>
        </text:list-item>
        <text:list-item>
          <text:p text:style-name="P8"><text:span text:style-name="T3">Listar todos los archivos del directorio /</text:span><text:span text:style-name="T6">etc </text:span><text:span text:style-name="T3">que empiecen </text:span><text:span text:style-name="T20">por </text:span><text:span text:style-name="T3">t.</text:span></text:p>
        </text:list-item>
        <text:list-item>
          <text:p text:style-name="P8"><text:span text:style-name="T3">Listar todos los archivos del directorio /</text:span><text:span text:style-name="T6">dev </text:span><text:span text:style-name="T3">que empiecen por tty y tengan 5 caracteres. </text:span></text:p>
        </text:list-item>
        <text:list-item>
          <text:p text:style-name="P8"><text:span text:style-name="T3">Listar todos los archivos del directorio /</text:span><text:span text:style-name="T6">dev </text:span><text:span text:style-name="T3">que empiecen por tty y acaben en 1,2,3 ó 4. </text:span></text:p>
        </text:list-item>
        <text:list-item>
          <text:p text:style-name="P8"><text:span text:style-name="T3">Listar todos los archivos del directorio /</text:span><text:span text:style-name="T6">dev </text:span><text:span text:style-name="T3">que empiecen por t y acaben en 1.</text:span></text:p>
        </text:list-item>
        <text:list-item>
          <text:p text:style-name="P8"><text:span text:style-name="T3">Listar todos los archivos del directorio </text:span><text:span text:style-name="T6">etc </text:span><text:span text:style-name="T3">que no empiecen por t. </text:span></text:p>
        </text:list-item>
        <text:list-item>
          <text:p text:style-name="P8"><text:span text:style-name="T3">Copiar en el directorio </text:span><text:span text:style-name="T6">dir311</text:span><text:span text:style-name="T9"> los</text:span><text:span text:style-name="T6"> </text:span><text:span text:style-name="T3">archivos de /bin que tengan una a como segunda letra y su nombre tenga cuatro letras.</text:span></text:p>
        </text:list-item>
        <text:list-item>
          <text:p text:style-name="P8"><text:span text:style-name="T3">Ocultar el archivo </text:span><text:span text:style-name="T6">mensaje </text:span><text:span text:style-name="T3">del directorio </text:span><text:span text:style-name="T6">dir3</text:span><text:span text:style-name="T9">.</text:span></text:p>
        </text:list-item>
        <text:list-item>
          <text:p text:style-name="P8"><text:span text:style-name="T3">Borrar los archivos y directorios de </text:span><text:span text:style-name="T6">dir1, </text:span><text:span text:style-name="T3">incluido el propio directorio.</text:span></text:p>
        </text:list-item>
        <text:list-item>
          <text:p text:style-name="P8"><text:span text:style-name="T3">Copiar al directorio </text:span><text:span text:style-name="T6">dir312 </text:span><text:span text:style-name="T9">los</text:span><text:span text:style-name="T6"> </text:span><text:span text:style-name="T3">ficheros del directorio </text:span><text:span text:style-name="T6">/bin </text:span><text:span text:style-name="T3">que empiecen por a, b ó c, no acaben en una letra que vaya de la ‘a’ la g y tengan cinco letras en su nombre.</text:span></text:p>
        </text:list-item>
        <text:list-item>
          <text:p text:style-name="P8"><text:span text:style-name="T3">Borrar los archivos de </text:span><text:span text:style-name="T6">dir312 </text:span><text:span text:style-name="T3">que no acaben en p y tengan una w como cuarta letra. </text:span></text:p>
        </text:list-item>
        <text:list-item>
          <text:p text:style-name="P8"><text:span text:style-name="T3">Mover el directorio </text:span><text:span text:style-name="T6">dir312 </text:span><text:span text:style-name="T3">debajo de </text:span><text:span text:style-name="T6">dir3</text:span><text:span text:style-name="T9">.</text:span></text:p>
        </text:list-item>
        <text:list-item>
          <text:p text:style-name="P8"><text:span text:style-name="T3">Borrar todos los archivos y directorios creados durante los ejercicios.</text:span>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1" style:family="paragraph" style:parent-style-name="Standard" style:next-style-name="Text_20_body" loext:linked-style-name="Encabezado_20_Ca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ido_20_de_20_la_20_tabla" style:display-name="Contenido de la tabla" style:family="paragraph" style:parent-style-name="Standard"/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size-complex="8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Encabezado1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Enlace_20_de_20_Internet" style:display-name="Enlace de Internet" style:family="text">
      <style:text-properties fo:color="#000080" loext:opacity="100%" style:text-underline-style="solid" style:text-underline-width="auto" style:text-underline-color="font-color"/>
    </style:style>
    <style:style style:name="Destacado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size-complex="8pt"/>
    </style:style>
    <style:style style:name="product_5f_name" style:display-name="product_name" style:family="text" style:parent-style-name="Default_20_Paragraph_20_Font"/>
    <style:style style:name="ListLabel_20_1" style:display-name="ListLabel 1" style:family="text">
      <style:text-properties fo:font-size="12pt" fo:letter-spacing="0.0098in" style:rfc-language-tag="es-ES-u-co-trad" fo:language="es" fo:country="ES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tyle-complex="italic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ª.-" style:num-suffix="ª.-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s" fo:country="ES"/>
    </style:style>
    <style:style style:name="MP2" style:family="paragraph" style:parent-style-name="Header">
      <style:paragraph-properties>
        <style:tab-stops>
          <style:tab-stop style:position="5.9055in" style:type="right"/>
        </style:tab-stops>
      </style:paragraph-properties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MT1" style:family="text">
      <style:text-properties fo:language="es" fo:country="ES" style:font-name-complex="Arial1"/>
    </style:style>
    <style:page-layout style:name="Mpm1">
      <style:page-layout-properties fo:page-width="8.2681in" fo:page-height="11.6929in" style:num-format="1" style:print-orientation="portrait" fo:margin-top="0in" fo:margin-bottom="0.9846in" fo:margin-left="1.1811in" fo:margin-right="1.181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43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><text:span text:style-name="MT1">Sistemas informáticos – Directorios Linux<text:tab/>1º DA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editing-cycles>31</meta:editing-cycles>
    <meta:print-date>2018-02-06T18:11:00</meta:print-date>
    <meta:creation-date>2024-01-22T11:35:00</meta:creation-date>
    <dc:date>2024-04-01T12:19:05.295432535</dc:date>
    <dc:language>es-ES</dc:language>
    <meta:editing-duration>PT47M31S</meta:editing-duration>
    <meta:generator>LibreOffice/7.3.7.2$Linux_X86_64 LibreOffice_project/30$Build-2</meta:generator>
    <meta:document-statistic meta:table-count="1" meta:image-count="0" meta:object-count="0" meta:page-count="2" meta:paragraph-count="67" meta:word-count="498" meta:character-count="2965" meta:non-whitespace-character-count="25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